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svg:stroke-width="0.02cm" draw:marker-start="Linienspitzen_20_1" draw:marker-start-width="0.23cm" draw:marker-end="Linienspitzen_20_1" draw:marker-end-width="0.23cm" draw:fill="none" draw:textarea-vertical-align="middle" fo:padding-top="0.135cm" fo:padding-bottom="0.135cm" fo:padding-left="0.26cm" fo:padding-right="0.26cm"/>
    </style:style>
    <style:style style:name="gr4" style:family="graphic" style:parent-style-name="objectwithoutfill">
      <style:graphic-properties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5" style:family="graphic" style:parent-style-name="objectwithoutfill">
      <style:graphic-properties svg:stroke-width="0.02cm" svg:stroke-color="#000000" draw:marker-start-width="0.23cm" draw:marker-end="Linienspitzen_20_1" draw:marker-end-width="0.23cm" draw:fill="none" draw:textarea-vertical-align="middle" fo:padding-top="0.135cm" fo:padding-bottom="0.135cm" fo:padding-left="0.26cm" fo:padding-right="0.26cm"/>
    </style:style>
    <style:style style:name="gr6" style:family="graphic" style:parent-style-name="objectwithoutfill">
      <style:graphic-properties svg:stroke-width="0.02cm" draw:marker-start-width="0.23cm" draw:marker-end-width="0.23cm" draw:fill="none" draw:textarea-vertical-align="middle" fo:padding-top="0.135cm" fo:padding-bottom="0.135cm" fo:padding-left="0.26cm" fo:padding-right="0.26cm"/>
    </style:style>
    <style:style style:name="gr7" style:family="graphic" style:parent-style-name="standard">
      <style:graphic-properties draw:stroke="none" svg:stroke-color="#000000" draw:fill="none" draw:fill-color="#ffffff" fo:min-height="0.712cm"/>
    </style:style>
    <style:style style:name="gr8" style:family="graphic" style:parent-style-name="objectwithoutfill">
      <style:graphic-properties draw:marker-start="Linienspitzen_20_1" draw:marker-end="Linienspitzen_20_1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75cm"/>
    </style:style>
    <style:style style:name="gr10" style:family="graphic" style:parent-style-name="standard">
      <style:graphic-properties draw:stroke="none" svg:stroke-color="#000000" draw:fill="none" draw:fill-color="#ffffff" fo:min-height="0.399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6cm" fo:min-width="0.35cm"/>
    </style:style>
    <style:style style:name="gr12" style:family="graphic" style:parent-style-name="standard">
      <style:graphic-properties draw:stroke="none" svg:stroke-color="#000000" draw:fill="none" draw:fill-color="#ffffff" fo:min-height="0.55cm"/>
    </style:style>
    <style:style style:name="gr13" style:family="graphic" style:parent-style-name="standard">
      <style:graphic-properties draw:stroke="none" svg:stroke-color="#000000" draw:fill="none" draw:fill-color="#ffffff" fo:min-height="0.923cm"/>
    </style:style>
    <style:style style:name="gr14" style:family="graphic" style:parent-style-name="standard">
      <style:graphic-properties draw:stroke="none" svg:stroke-color="#000000" draw:fill="none" draw:fill-color="#ffffff" fo:min-height="0.85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0.55cm" fo:min-width="1.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P6" style:family="paragraph">
      <loext:graphic-properties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3" style:font-name-asian="Liberation Sans3" style:font-name-complex="Liberation Sans3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.9cm" svg:height="0.8cm" svg:x="1.4cm" svg:y="2.2cm">
          <text:p text:style-name="P1"><text:span text:style-name="T1">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6cm" svg:y1="2.6cm" svg:x2="5.1cm" svg:y2="2.6cm">
          <text:p/>
        </draw:line>
        <draw:custom-shape draw:style-name="gr1" draw:text-style-name="P2" draw:layer="layout" svg:width="1.9cm" svg:height="0.8cm" svg:x="5.4cm" svg:y="2.2cm">
          <text:p text:style-name="P1"><text:span text:style-name="T1">S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7.6cm" svg:y1="2.2cm" svg:x2="7.6cm" svg:y2="3cm">
          <text:p/>
        </draw:line>
        <draw:line draw:style-name="gr4" draw:text-style-name="P3" draw:layer="layout" svg:x1="8cm" svg:y1="2.2cm" svg:x2="8cm" svg:y2="3cm">
          <text:p/>
        </draw:line>
        <draw:custom-shape draw:style-name="gr1" draw:text-style-name="P2" draw:layer="layout" svg:width="1.9cm" svg:height="0.8cm" svg:x="8.4cm" svg:y="2.2cm">
          <text:p text:style-name="P1"><text:span text:style-name="T1">S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1.1cm" svg:y1="2.2cm" svg:x2="11.1cm" svg:y2="3cm">
          <text:p/>
        </draw:line>
        <draw:line draw:style-name="gr5" draw:text-style-name="P3" draw:layer="layout" svg:x1="10.7cm" svg:y1="2.8cm" svg:x2="10.7cm" svg:y2="3cm">
          <text:p/>
        </draw:line>
        <draw:line draw:style-name="gr6" draw:text-style-name="P3" draw:layer="layout" svg:x1="10.4cm" svg:y1="2.3cm" svg:x2="10.9cm" svg:y2="2.3cm">
          <text:p/>
        </draw:line>
        <draw:line draw:style-name="gr4" draw:text-style-name="P3" draw:layer="layout" svg:x1="14cm" svg:y1="2.2cm" svg:x2="14cm" svg:y2="3cm">
          <text:p/>
        </draw:line>
        <draw:custom-shape draw:style-name="gr1" draw:text-style-name="P2" draw:layer="layout" svg:width="1.9cm" svg:height="0.8cm" svg:x="11.305cm" svg:y="2.2cm">
          <text:p text:style-name="P1"><text:span text:style-name="T1">S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3.605cm" svg:y1="2.2cm" svg:x2="13.605cm" svg:y2="2.4cm">
          <text:p/>
        </draw:line>
        <draw:line draw:style-name="gr6" draw:text-style-name="P3" draw:layer="layout" svg:x1="13.305cm" svg:y1="2.9cm" svg:x2="13.805cm" svg:y2="2.9cm">
          <text:p/>
        </draw:line>
        <draw:frame draw:style-name="gr7" draw:text-style-name="P4" draw:layer="layout" svg:width="0.8cm" svg:height="0.962cm" svg:x="14cm" svg:y="2.1cm">
          <draw:text-box>
            <text:p><text:span text:style-name="T2">ε</text:span></text:p>
          </draw:text-box>
        </draw:frame>
        <draw:line draw:style-name="gr8" draw:text-style-name="P3" draw:layer="layout" svg:x1="1.4cm" svg:y1="5.4cm" svg:x2="3.3cm" svg:y2="5.4cm">
          <text:p/>
        </draw:line>
        <draw:frame draw:style-name="gr9" draw:text-style-name="P4" draw:layer="layout" svg:width="0.8cm" svg:height="1cm" svg:x="1.8cm" svg:y="5.3cm">
          <draw:text-box>
            <text:p>S</text:p>
          </draw:text-box>
        </draw:frame>
        <draw:frame draw:style-name="gr7" draw:text-style-name="P4" draw:layer="layout" svg:width="0.9cm" svg:height="0.962cm" svg:x="3.3cm" svg:y="4.9cm">
          <draw:text-box>
            <text:p>=</text:p>
          </draw:text-box>
        </draw:frame>
        <draw:line draw:style-name="gr8" draw:text-style-name="P3" draw:layer="layout" svg:x1="4.6cm" svg:y1="5.4cm" svg:x2="6.5cm" svg:y2="5.4cm">
          <text:p/>
        </draw:line>
        <draw:frame draw:style-name="gr9" draw:text-style-name="P4" draw:layer="layout" svg:width="0.8cm" svg:height="1cm" svg:x="5cm" svg:y="5.3cm">
          <draw:text-box>
            <text:p>S</text:p>
          </draw:text-box>
        </draw:frame>
        <draw:line draw:style-name="gr8" draw:text-style-name="P3" draw:layer="layout" svg:x1="7.1cm" svg:y1="5.4cm" svg:x2="9cm" svg:y2="5.4cm">
          <text:p/>
        </draw:line>
        <draw:frame draw:style-name="gr9" draw:text-style-name="P4" draw:layer="layout" svg:width="0.8cm" svg:height="1cm" svg:x="7.5cm" svg:y="5.3cm">
          <draw:text-box>
            <text:p>S</text:p>
          </draw:text-box>
        </draw:frame>
        <draw:path draw:style-name="gr8" draw:text-style-name="P3" draw:layer="layout" svg:width="2.479cm" svg:height="2.212cm" draw:transform="skewX (0.466701041983284) rotate (1.01822508561349) translate (4.19999999833508cm 5.4999999972937cm)" svg:viewBox="0 0 2480 2213" svg:d="M0 0c2378 0 2480 2213 2480 2213">
          <text:p/>
        </draw:path>
        <draw:line draw:style-name="gr4" draw:text-style-name="P3" draw:layer="layout" svg:x1="9.5cm" svg:y1="4.8cm" svg:x2="9.5cm" svg:y2="5.6cm">
          <text:p/>
        </draw:line>
        <draw:line draw:style-name="gr8" draw:text-style-name="P3" draw:layer="layout" svg:x1="10.3cm" svg:y1="5.4cm" svg:x2="12.2cm" svg:y2="5.4cm">
          <text:p/>
        </draw:line>
        <draw:frame draw:style-name="gr9" draw:text-style-name="P4" draw:layer="layout" svg:width="0.8cm" svg:height="1cm" svg:x="10.7cm" svg:y="5.3cm">
          <draw:text-box>
            <text:p>S</text:p>
          </draw:text-box>
        </draw:frame>
        <draw:line draw:style-name="gr5" draw:text-style-name="P3" draw:layer="layout" svg:x1="9.9cm" svg:y1="5.285cm" svg:x2="9.9cm" svg:y2="5.485cm">
          <text:p/>
        </draw:line>
        <draw:line draw:style-name="gr8" draw:text-style-name="P3" draw:layer="layout" svg:x1="1.3cm" svg:y1="9cm" svg:x2="3.2cm" svg:y2="9cm">
          <text:p/>
        </draw:line>
        <draw:path draw:style-name="gr8" draw:text-style-name="P3" draw:layer="layout" svg:width="2.479cm" svg:height="2.212cm" draw:transform="skewX (0.466701041983284) rotate (1.01822508561349) translate (1.19799999833508cm 8.1439999972937cm)" svg:viewBox="0 0 2480 2213" svg:d="M0 0c2378 0 2480 2213 2480 2213">
          <text:p/>
        </draw:path>
        <draw:line draw:style-name="gr5" draw:text-style-name="P3" draw:layer="layout" svg:x1="5.6cm" svg:y1="7.87cm" svg:x2="5.6cm" svg:y2="8.07cm">
          <text:p/>
        </draw:line>
        <draw:line draw:style-name="gr8" draw:text-style-name="P3" draw:layer="layout" svg:x1="1.4cm" svg:y1="10.434cm" svg:x2="3.3cm" svg:y2="10.434cm">
          <text:p/>
        </draw:line>
        <draw:frame draw:style-name="gr9" draw:text-style-name="P4" draw:layer="layout" svg:width="0.8cm" svg:height="1cm" svg:x="1.8cm" svg:y="10.334cm">
          <draw:text-box>
            <text:p>S</text:p>
          </draw:text-box>
        </draw:frame>
        <draw:frame draw:style-name="gr7" draw:text-style-name="P4" draw:layer="layout" svg:width="0.9cm" svg:height="0.962cm" svg:x="3.3cm" svg:y="9.934cm">
          <draw:text-box>
            <text:p>=</text:p>
          </draw:text-box>
        </draw:frame>
        <draw:line draw:style-name="gr8" draw:text-style-name="P3" draw:layer="layout" svg:x1="4.6cm" svg:y1="10.434cm" svg:x2="6.5cm" svg:y2="10.434cm">
          <text:p/>
        </draw:line>
        <draw:frame draw:style-name="gr9" draw:text-style-name="P4" draw:layer="layout" svg:width="0.8cm" svg:height="1cm" svg:x="5cm" svg:y="10.334cm">
          <draw:text-box>
            <text:p>S</text:p>
          </draw:text-box>
        </draw:frame>
        <draw:line draw:style-name="gr8" draw:text-style-name="P3" draw:layer="layout" svg:x1="7.1cm" svg:y1="10.434cm" svg:x2="9cm" svg:y2="10.434cm">
          <text:p/>
        </draw:line>
        <draw:frame draw:style-name="gr9" draw:text-style-name="P4" draw:layer="layout" svg:width="0.8cm" svg:height="1cm" svg:x="7.5cm" svg:y="10.334cm">
          <draw:text-box>
            <text:p>S</text:p>
          </draw:text-box>
        </draw:frame>
        <draw:path draw:style-name="gr8" draw:text-style-name="P3" draw:layer="layout" svg:width="2.479cm" svg:height="2.212cm" draw:transform="skewX (0.466701041983284) rotate (1.01822508561349) translate (4.19999999833508cm 10.5339999972937cm)" svg:viewBox="0 0 2480 2213" svg:d="M0 0c2378 0 2480 2213 2480 2213">
          <text:p/>
        </draw:path>
        <draw:line draw:style-name="gr4" draw:text-style-name="P3" draw:layer="layout" svg:x1="9.5cm" svg:y1="9.834cm" svg:x2="9.5cm" svg:y2="10.634cm">
          <text:p/>
        </draw:line>
        <draw:line draw:style-name="gr8" draw:text-style-name="P3" draw:layer="layout" svg:x1="10.3cm" svg:y1="10.434cm" svg:x2="12.2cm" svg:y2="10.434cm">
          <text:p/>
        </draw:line>
        <draw:frame draw:style-name="gr9" draw:text-style-name="P4" draw:layer="layout" svg:width="0.8cm" svg:height="1cm" svg:x="10.7cm" svg:y="10.334cm">
          <draw:text-box>
            <text:p>S</text:p>
          </draw:text-box>
        </draw:frame>
        <draw:line draw:style-name="gr5" draw:text-style-name="P3" draw:layer="layout" svg:x1="9.9cm" svg:y1="10.319cm" svg:x2="9.9cm" svg:y2="10.519cm">
          <text:p/>
        </draw:line>
        <draw:frame draw:style-name="gr10" draw:text-style-name="P5" draw:layer="layout" svg:width="0.4cm" svg:height="0.649cm" svg:x="1.3cm" svg:y="10.4cm">
          <draw:text-box>
            <text:p><text:span text:style-name="T3">i</text:span></text:p>
          </draw:text-box>
        </draw:frame>
        <draw:frame draw:style-name="gr10" draw:text-style-name="P5" draw:layer="layout" svg:width="0.4cm" svg:height="0.649cm" svg:x="3cm" svg:y="10.401cm">
          <draw:text-box>
            <text:p><text:span text:style-name="T3">j</text:span></text:p>
          </draw:text-box>
        </draw:frame>
        <draw:frame draw:style-name="gr10" draw:text-style-name="P5" draw:layer="layout" svg:width="0.4cm" svg:height="0.649cm" svg:x="4cm" svg:y="10.4cm">
          <draw:text-box>
            <text:p><text:span text:style-name="T3">i</text:span></text:p>
          </draw:text-box>
        </draw:frame>
        <draw:frame draw:style-name="gr10" draw:text-style-name="P5" draw:layer="layout" svg:width="1cm" svg:height="0.649cm" svg:x="4.3cm" svg:y="10.402cm">
          <draw:text-box>
            <text:p><text:span text:style-name="T3">i+1</text:span></text:p>
          </draw:text-box>
        </draw:frame>
        <draw:frame draw:style-name="gr10" draw:text-style-name="P5" draw:layer="layout" svg:width="0.4cm" svg:height="0.649cm" svg:x="6.6cm" svg:y="10.402cm">
          <draw:text-box>
            <text:p><text:span text:style-name="T3">k</text:span></text:p>
          </draw:text-box>
        </draw:frame>
        <draw:frame draw:style-name="gr10" draw:text-style-name="P5" draw:layer="layout" svg:width="1cm" svg:height="0.649cm" svg:x="5.9cm" svg:y="10.403cm">
          <draw:text-box>
            <text:p><text:span text:style-name="T3">k-1</text:span></text:p>
          </draw:text-box>
        </draw:frame>
        <draw:frame draw:style-name="gr10" draw:text-style-name="P5" draw:layer="layout" svg:width="1.1cm" svg:height="0.649cm" svg:x="6.9cm" svg:y="10.404cm">
          <draw:text-box>
            <text:p><text:span text:style-name="T3">k+1</text:span></text:p>
          </draw:text-box>
        </draw:frame>
        <draw:frame draw:style-name="gr10" draw:text-style-name="P5" draw:layer="layout" svg:width="0.4cm" svg:height="0.649cm" svg:x="8.7cm" svg:y="10.402cm">
          <draw:text-box>
            <text:p><text:span text:style-name="T3">j</text:span></text:p>
          </draw:text-box>
        </draw:frame>
        <draw:frame draw:style-name="gr10" draw:text-style-name="P5" draw:layer="layout" svg:width="0.4cm" svg:height="0.649cm" svg:x="9.7cm" svg:y="10.401cm">
          <draw:text-box>
            <text:p><text:span text:style-name="T3">i</text:span></text:p>
          </draw:text-box>
        </draw:frame>
        <draw:frame draw:style-name="gr10" draw:text-style-name="P5" draw:layer="layout" svg:width="1cm" svg:height="0.649cm" svg:x="9.9cm" svg:y="10.403cm">
          <draw:text-box>
            <text:p><text:span text:style-name="T3">i+1</text:span></text:p>
          </draw:text-box>
        </draw:frame>
        <draw:frame draw:style-name="gr10" draw:text-style-name="P5" draw:layer="layout" svg:width="0.4cm" svg:height="0.649cm" svg:x="11.9cm" svg:y="10.403cm">
          <draw:text-box>
            <text:p><text:span text:style-name="T3">j</text:span></text:p>
          </draw:text-box>
        </draw:frame>
        <draw:custom-shape draw:style-name="gr11" draw:text-style-name="P6" xml:id="id1" draw:id="id1" draw:layer="layout" svg:width="1.2cm" svg:height="1.2cm" svg:x="4.2cm" svg:y="14cm">
          <text:p text:style-name="P1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xml:id="id2" draw:id="id2" draw:layer="layout" svg:width="1.2cm" svg:height="1.2cm" svg:x="9.9cm" svg:y="14cm">
          <text:p text:style-name="P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xml:id="id3" draw:id="id3" draw:layer="layout" svg:width="1.2cm" svg:height="1.2cm" svg:x="7cm" svg:y="18.6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4.8cm" svg:y1="14cm" svg:x2="5.225cm" svg:y2="14.175cm" draw:start-shape="id1" draw:start-glue-point="4" draw:end-shape="id1" draw:end-glue-point="11" svg:d="M4800 14000c0-751 425-839 425 175" svg:viewBox="0 0 426 751">
          <text:p/>
        </draw:connector>
        <draw:connector draw:style-name="gr2" draw:text-style-name="P3" draw:layer="layout" draw:type="curve" draw:line-skew="-0.754cm" svg:x1="5.4cm" svg:y1="14.6cm" svg:x2="10.075cm" svg:y2="14.175cm" draw:start-shape="id1" draw:start-glue-point="10" draw:end-shape="id2" draw:end-glue-point="5" svg:d="M5400 14600c2245 0-92-425 4675-425" svg:viewBox="0 0 4676 426">
          <text:p/>
        </draw:connector>
        <draw:connector draw:style-name="gr2" draw:text-style-name="P3" draw:layer="layout" draw:type="curve" svg:x1="9.9cm" svg:y1="14.6cm" svg:x2="5.225cm" svg:y2="15.025cm" draw:start-shape="id2" draw:start-glue-point="6" draw:end-shape="id1" draw:end-glue-point="9" svg:d="M9900 14600c-3373 0-1036 425-4675 425" svg:viewBox="0 0 4676 426">
          <text:p/>
        </draw:connector>
        <draw:connector draw:style-name="gr2" draw:text-style-name="P3" draw:layer="layout" draw:type="curve" draw:line-skew="0.655cm" svg:x1="10.075cm" svg:y1="15.025cm" svg:x2="7.6cm" svg:y2="18.6cm" draw:start-shape="id2" draw:start-glue-point="7" draw:end-shape="id3" draw:end-glue-point="4" svg:d="M10075 15025c0 3796-2475 2009-2475 3575" svg:viewBox="0 0 2476 3576">
          <text:p/>
        </draw:connector>
        <draw:connector draw:style-name="gr2" draw:text-style-name="P3" draw:layer="layout" draw:type="curve" draw:line-skew="1.271cm" svg:x1="8.025cm" svg:y1="18.775cm" svg:x2="10.5cm" svg:y2="15.2cm" draw:start-shape="id3" draw:start-glue-point="11" draw:end-shape="id2" draw:end-glue-point="8" svg:d="M8025 18775c0-904 2475 883 2475-3575" svg:viewBox="0 0 2476 3576">
          <text:p/>
        </draw:connector>
        <draw:connector draw:style-name="gr2" draw:text-style-name="P3" draw:layer="layout" draw:type="curve" svg:x1="4.375cm" svg:y1="15.025cm" svg:x2="7cm" svg:y2="19.2cm" draw:start-shape="id1" draw:start-glue-point="7" draw:end-shape="id3" draw:end-glue-point="6" svg:d="M4375 15025c0 2784 875 4175 2625 4175" svg:viewBox="0 0 2626 4176">
          <text:p/>
        </draw:connector>
        <draw:connector draw:style-name="gr2" draw:text-style-name="P3" draw:layer="layout" draw:type="curve" draw:line-skew="1.243cm" svg:x1="7.175cm" svg:y1="18.775cm" svg:x2="4.8cm" svg:y2="15.2cm" draw:start-shape="id3" draw:start-glue-point="5" draw:end-shape="id1" draw:end-glue-point="8" svg:d="M7175 18775c0-946-2375 841-2375-3575" svg:viewBox="0 0 2376 3576">
          <text:p/>
        </draw:connector>
        <draw:connector draw:style-name="gr2" draw:text-style-name="P3" draw:layer="layout" draw:type="curve" svg:x1="10.5cm" svg:y1="14cm" svg:x2="10.925cm" svg:y2="14.175cm" draw:start-shape="id2" draw:start-glue-point="4" draw:end-shape="id2" draw:end-glue-point="11" svg:d="M10500 14000c0-751 425-839 425 175" svg:viewBox="0 0 426 751">
          <text:p/>
        </draw:connector>
        <draw:connector draw:style-name="gr2" draw:text-style-name="P3" draw:layer="layout" draw:type="curve" svg:x1="7.175cm" svg:y1="19.625cm" svg:x2="7.6cm" svg:y2="19.8cm" draw:start-shape="id3" draw:start-glue-point="7" draw:end-shape="id3" draw:end-glue-point="8" svg:d="M7175 19625c0 1015 425 928 425 175" svg:viewBox="0 0 426 752">
          <text:p/>
        </draw:connector>
        <draw:connector draw:style-name="gr2" draw:text-style-name="P3" draw:layer="layout" draw:type="line" svg:x1="11.1cm" svg:y1="14.6cm" svg:x2="12.329cm" svg:y2="13.027cm" draw:start-shape="id2" draw:start-glue-point="10" svg:d="M11100 14600l1229-1573" svg:viewBox="0 0 1230 1574">
          <text:p/>
        </draw:connector>
        <draw:connector draw:style-name="gr2" draw:text-style-name="P3" draw:layer="layout" draw:type="line" svg:x1="11.1cm" svg:y1="14.6cm" svg:x2="12.751cm" svg:y2="14.13cm" draw:start-shape="id2" draw:start-glue-point="10" svg:d="M11100 14600l1651-470" svg:viewBox="0 0 1652 471">
          <text:p/>
        </draw:connector>
        <draw:connector draw:style-name="gr2" draw:text-style-name="P3" draw:layer="layout" draw:type="line" svg:x1="11.1cm" svg:y1="14.6cm" svg:x2="12.531cm" svg:y2="15.269cm" draw:start-shape="id2" draw:start-glue-point="10" svg:d="M11100 14600l1431 669" svg:viewBox="0 0 1432 670">
          <text:p/>
        </draw:connector>
        <draw:connector draw:style-name="gr2" draw:text-style-name="P3" draw:layer="layout" draw:type="line" svg:x1="11.1cm" svg:y1="14.6cm" svg:x2="11.924cm" svg:y2="16.188cm" draw:start-shape="id2" draw:start-glue-point="10" svg:d="M11100 14600l824 1588" svg:viewBox="0 0 825 1589">
          <text:p/>
        </draw:connector>
        <draw:frame draw:style-name="gr12" draw:text-style-name="P4" draw:layer="layout" svg:width="2cm" svg:height="0.962cm" svg:x="12.4cm" svg:y="12.6cm">
          <draw:text-box>
            <text:p>A _ _</text:p>
          </draw:text-box>
        </draw:frame>
        <draw:frame draw:style-name="gr13" draw:text-style-name="P4" draw:layer="layout" svg:width="2.3cm" svg:height="1.173cm" svg:x="12.8cm" svg:y="13.627cm">
          <draw:text-box>
            <text:p>G _ _</text:p>
          </draw:text-box>
        </draw:frame>
        <draw:frame draw:style-name="gr14" draw:text-style-name="P4" draw:layer="layout" svg:width="2.3cm" svg:height="1.1cm" svg:x="12.5cm" svg:y="14.8cm">
          <draw:text-box>
            <text:p>C _ _</text:p>
          </draw:text-box>
        </draw:frame>
        <draw:frame draw:style-name="gr12" draw:text-style-name="P4" draw:layer="layout" svg:width="2cm" svg:height="0.962cm" svg:x="12cm" svg:y="15.8cm">
          <draw:text-box>
            <text:p>T _ _</text:p>
          </draw:text-box>
        </draw:frame>
        <draw:connector draw:style-name="gr2" draw:text-style-name="P3" draw:layer="layout" draw:type="line" svg:x1="8.2cm" svg:y1="19.2cm" svg:x2="9.9cm" svg:y2="18.781cm" draw:start-shape="id3" draw:start-glue-point="10" draw:end-shape="id4" draw:end-glue-point="3" svg:d="M8200 19200l1700-419" svg:viewBox="0 0 1701 420">
          <text:p/>
        </draw:connector>
        <draw:connector draw:style-name="gr2" draw:text-style-name="P3" draw:layer="layout" draw:type="line" svg:x1="8.2cm" svg:y1="19.2cm" svg:x2="9.6cm" svg:y2="19.7cm" draw:start-shape="id3" draw:start-glue-point="10" draw:end-shape="id5" draw:end-glue-point="3" svg:d="M8200 19200l1400 500" svg:viewBox="0 0 1401 501">
          <text:p/>
        </draw:connector>
        <draw:connector draw:style-name="gr2" draw:text-style-name="P3" draw:layer="layout" draw:type="line" svg:x1="8.2cm" svg:y1="19.2cm" svg:x2="9cm" svg:y2="20.5cm" draw:start-shape="id3" draw:start-glue-point="10" draw:end-shape="id6" draw:end-glue-point="3" svg:d="M8200 19200l800 1300" svg:viewBox="0 0 801 1301">
          <text:p/>
        </draw:connector>
        <draw:connector draw:style-name="gr2" draw:text-style-name="P3" draw:layer="layout" draw:type="line" svg:x1="8.2cm" svg:y1="19.2cm" svg:x2="8.3cm" svg:y2="21.481cm" draw:start-shape="id3" draw:start-glue-point="10" draw:end-shape="id7" draw:end-glue-point="3" svg:d="M8200 19200l100 2281" svg:viewBox="0 0 101 2282">
          <text:p/>
        </draw:connector>
        <draw:frame draw:style-name="gr12" draw:text-style-name="P4" xml:id="id4" draw:id="id4" draw:layer="layout" svg:width="2cm" svg:height="0.962cm" svg:x="9.9cm" svg:y="18.3cm">
          <draw:text-box>
            <text:p>_ _ A</text:p>
          </draw:text-box>
        </draw:frame>
        <draw:frame draw:style-name="gr9" draw:text-style-name="P4" xml:id="id5" draw:id="id5" draw:layer="layout" svg:width="2.3cm" svg:height="1cm" svg:x="9.6cm" svg:y="19.2cm">
          <draw:text-box>
            <text:p>_ _ G</text:p>
          </draw:text-box>
        </draw:frame>
        <draw:frame draw:style-name="gr9" draw:text-style-name="P4" xml:id="id6" draw:id="id6" draw:layer="layout" svg:width="2.2cm" svg:height="1cm" svg:x="9cm" svg:y="20cm">
          <draw:text-box>
            <text:p>_ _ C</text:p>
          </draw:text-box>
        </draw:frame>
        <draw:frame draw:style-name="gr12" draw:text-style-name="P4" xml:id="id7" draw:id="id7" draw:layer="layout" svg:width="2cm" svg:height="0.962cm" svg:x="8.3cm" svg:y="21cm">
          <draw:text-box>
            <text:p>_ _ T</text:p>
          </draw:text-box>
        </draw:frame>
        <draw:connector draw:style-name="gr2" draw:text-style-name="P3" draw:layer="layout" draw:type="line" svg:x1="4.2cm" svg:y1="14.6cm" svg:x2="3.491cm" svg:y2="15.526cm" draw:start-shape="id1" draw:start-glue-point="6" svg:d="M4200 14600l-709 926" svg:viewBox="0 0 710 927">
          <text:p/>
        </draw:connector>
        <draw:connector draw:style-name="gr2" draw:text-style-name="P3" draw:layer="layout" draw:type="line" svg:x1="4.2cm" svg:y1="14.6cm" svg:x2="3.142cm" svg:y2="14.773cm" draw:start-shape="id1" draw:start-glue-point="6" svg:d="M4200 14600l-1058 173" svg:viewBox="0 0 1059 174">
          <text:p/>
        </draw:connector>
        <draw:connector draw:style-name="gr2" draw:text-style-name="P3" draw:layer="layout" draw:type="line" svg:x1="4.2cm" svg:y1="14.6cm" svg:x2="3.601cm" svg:y2="13.34cm" draw:start-shape="id1" draw:start-glue-point="6" svg:d="M4200 14600l-599-1260" svg:viewBox="0 0 600 1261">
          <text:p/>
        </draw:connector>
        <draw:frame draw:style-name="gr12" draw:text-style-name="P4" draw:layer="layout" svg:width="2cm" svg:height="0.962cm" svg:x="1.6cm" svg:y="12.8cm">
          <draw:text-box>
            <text:p>A _ A</text:p>
          </draw:text-box>
        </draw:frame>
        <draw:frame draw:style-name="gr12" draw:text-style-name="P4" draw:layer="layout" svg:width="2cm" svg:height="0.962cm" svg:x="1.5cm" svg:y="15cm">
          <draw:text-box>
            <text:p>T _ T</text:p>
          </draw:text-box>
        </draw:frame>
        <draw:frame draw:style-name="gr9" draw:text-style-name="P4" draw:layer="layout" svg:width="2.3cm" svg:height="1cm" svg:x="1.2cm" svg:y="14.3cm">
          <draw:text-box>
            <text:p>C _ C</text:p>
          </draw:text-box>
        </draw:frame>
        <draw:connector draw:style-name="gr2" draw:text-style-name="P3" draw:layer="layout" draw:type="line" svg:x1="4.2cm" svg:y1="14.6cm" svg:x2="3.105cm" svg:y2="14.02cm" draw:start-shape="id1" draw:start-glue-point="6" svg:d="M4200 14600l-1095-580" svg:viewBox="0 0 1096 581">
          <text:p/>
        </draw:connector>
        <draw:frame draw:style-name="gr9" draw:text-style-name="P4" draw:layer="layout" svg:width="2.2cm" svg:height="1cm" svg:x="1.1cm" svg:y="13.5cm">
          <draw:text-box>
            <text:p>G _ G</text:p>
          </draw:text-box>
        </draw:frame>
        <draw:custom-shape draw:style-name="gr11" draw:text-style-name="P6" xml:id="id8" draw:id="id8" draw:layer="layout" svg:width="1.2cm" svg:height="1.2cm" svg:x="7cm" svg:y="24.8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7.175cm" svg:y1="25.825cm" svg:x2="7.6cm" svg:y2="26cm" draw:start-shape="id8" draw:start-glue-point="7" draw:end-shape="id8" draw:end-glue-point="8" svg:d="M7175 25825c0 1015 425 928 425 175" svg:viewBox="0 0 426 752">
          <text:p/>
        </draw:connector>
        <draw:connector draw:style-name="gr2" draw:text-style-name="P3" draw:layer="layout" draw:type="line" svg:x1="8.2cm" svg:y1="25.4cm" svg:x2="9.9cm" svg:y2="24.981cm" draw:start-shape="id8" draw:start-glue-point="10" svg:d="M8200 25400l1700-419" svg:viewBox="0 0 1701 420">
          <text:p/>
        </draw:connector>
        <draw:connector draw:style-name="gr2" draw:text-style-name="P3" draw:layer="layout" draw:type="line" svg:x1="8.2cm" svg:y1="25.4cm" svg:x2="9.6cm" svg:y2="25.9cm" draw:start-shape="id8" draw:start-glue-point="10" svg:d="M8200 25400l1400 500" svg:viewBox="0 0 1401 501">
          <text:p/>
        </draw:connector>
        <draw:connector draw:style-name="gr2" draw:text-style-name="P3" draw:layer="layout" draw:type="line" svg:x1="8.2cm" svg:y1="25.4cm" svg:x2="9cm" svg:y2="26.7cm" draw:start-shape="id8" draw:start-glue-point="10" svg:d="M8200 25400l800 1300" svg:viewBox="0 0 801 1301">
          <text:p/>
        </draw:connector>
        <draw:custom-shape draw:style-name="gr15" draw:text-style-name="P2" draw:layer="layout" svg:width="1.9cm" svg:height="0.8cm" svg:x="1.4cm" svg:y="27.6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6cm" svg:y1="28cm" svg:x2="5.1cm" svg:y2="28cm">
          <text:p/>
        </draw:line>
        <draw:custom-shape draw:style-name="gr15" draw:text-style-name="P2" draw:layer="layout" svg:width="1.9cm" svg:height="0.8cm" svg:x="5.4cm" svg:y="27.6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7.6cm" svg:y1="27.6cm" svg:x2="7.6cm" svg:y2="28.4cm">
          <text:p/>
        </draw:line>
        <draw:line draw:style-name="gr4" draw:text-style-name="P3" draw:layer="layout" svg:x1="8cm" svg:y1="27.6cm" svg:x2="8cm" svg:y2="28.4cm">
          <text:p/>
        </draw:line>
        <draw:custom-shape draw:style-name="gr15" draw:text-style-name="P2" draw:layer="layout" svg:width="1.9cm" svg:height="0.8cm" svg:x="8.4cm" svg:y="27.6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1.1cm" svg:y1="27.6cm" svg:x2="11.1cm" svg:y2="28.4cm">
          <text:p/>
        </draw:line>
        <draw:line draw:style-name="gr5" draw:text-style-name="P3" draw:layer="layout" svg:x1="10.7cm" svg:y1="28.2cm" svg:x2="10.7cm" svg:y2="28.4cm">
          <text:p/>
        </draw:line>
        <draw:line draw:style-name="gr6" draw:text-style-name="P3" draw:layer="layout" svg:x1="10.4cm" svg:y1="27.7cm" svg:x2="10.9cm" svg:y2="27.7cm">
          <text:p/>
        </draw:line>
        <draw:line draw:style-name="gr4" draw:text-style-name="P3" draw:layer="layout" svg:x1="14cm" svg:y1="27.6cm" svg:x2="14cm" svg:y2="28.4cm">
          <text:p/>
        </draw:line>
        <draw:custom-shape draw:style-name="gr15" draw:text-style-name="P2" draw:layer="layout" svg:width="1.9cm" svg:height="0.8cm" svg:x="11.305cm" svg:y="27.6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3.605cm" svg:y1="27.6cm" svg:x2="13.605cm" svg:y2="27.8cm">
          <text:p/>
        </draw:line>
        <draw:line draw:style-name="gr6" draw:text-style-name="P3" draw:layer="layout" svg:x1="13.305cm" svg:y1="28.3cm" svg:x2="13.805cm" svg:y2="28.3cm">
          <text:p/>
        </draw:line>
        <draw:frame draw:style-name="gr7" draw:text-style-name="P4" draw:layer="layout" svg:width="0.8cm" svg:height="0.962cm" svg:x="14cm" svg:y="27.5cm">
          <draw:text-box>
            <text:p><text:span text:style-name="T2">ε</text:span></text:p>
          </draw:text-box>
        </draw:frame>
      </draw:page>
      <draw:page draw:name="page2" draw:style-name="dp1" draw:master-page-name="Standard">
        <draw:frame draw:style-name="gr9" draw:text-style-name="P4" xml:id="id9" draw:id="id9" draw:layer="layout" svg:width="0.8cm" svg:height="1cm" svg:x="3.3cm" svg:y="1.2cm">
          <draw:text-box>
            <text:p>S</text:p>
          </draw:text-box>
        </draw:frame>
        <draw:frame draw:style-name="gr9" draw:text-style-name="P4" xml:id="id11" draw:id="id11" draw:layer="layout" svg:width="0.8cm" svg:height="1cm" svg:x="3.3cm" svg:y="3cm">
          <draw:text-box>
            <text:p>S</text:p>
          </draw:text-box>
        </draw:frame>
        <draw:frame draw:style-name="gr9" draw:text-style-name="P4" xml:id="id10" draw:id="id10" draw:layer="layout" svg:width="0.8cm" svg:height="1cm" svg:x="2.3cm" svg:y="3cm">
          <draw:text-box>
            <text:p>(</text:p>
          </draw:text-box>
        </draw:frame>
        <draw:frame draw:style-name="gr9" draw:text-style-name="P4" xml:id="id12" draw:id="id12" draw:layer="layout" svg:width="0.8cm" svg:height="1cm" svg:x="4.3cm" svg:y="3cm">
          <draw:text-box>
            <text:p>)</text:p>
          </draw:text-box>
        </draw:frame>
        <draw:frame draw:style-name="gr9" draw:text-style-name="P4" xml:id="id13" draw:id="id13" draw:layer="layout" svg:width="0.8cm" svg:height="1cm" svg:x="5.3cm" svg:y="3cm">
          <draw:text-box>
            <text:p>S</text:p>
          </draw:text-box>
        </draw:frame>
        <draw:frame draw:style-name="gr9" draw:text-style-name="P4" xml:id="id14" draw:id="id14" draw:layer="layout" svg:width="0.8cm" svg:height="1cm" svg:x="3.6cm" svg:y="4.3cm">
          <draw:text-box>
            <text:p>S</text:p>
          </draw:text-box>
        </draw:frame>
        <draw:frame draw:style-name="gr9" draw:text-style-name="P4" xml:id="id16" draw:id="id16" draw:layer="layout" svg:width="0.8cm" svg:height="1cm" svg:x="4.4cm" svg:y="5.8cm">
          <draw:text-box>
            <text:p>S</text:p>
          </draw:text-box>
        </draw:frame>
        <draw:frame draw:style-name="gr9" draw:text-style-name="P4" xml:id="id15" draw:id="id15" draw:layer="layout" svg:width="0.8cm" svg:height="1cm" svg:x="3.1cm" svg:y="5.8cm">
          <draw:text-box>
            <text:p>.</text:p>
          </draw:text-box>
        </draw:frame>
        <draw:frame draw:style-name="gr9" draw:text-style-name="P4" xml:id="id17" draw:id="id17" draw:layer="layout" svg:width="0.8cm" svg:height="1cm" svg:x="5.3cm" svg:y="6.9cm">
          <draw:text-box>
            <text:p><text:span text:style-name="T2">є</text:span></text:p>
          </draw:text-box>
        </draw:frame>
        <draw:connector draw:style-name="gr2" draw:text-style-name="P3" draw:layer="layout" draw:type="line" svg:x1="3.7cm" svg:y1="2.2cm" svg:x2="2.7cm" svg:y2="3cm" draw:start-shape="id9" draw:start-glue-point="2" draw:end-shape="id10" draw:end-glue-point="0" svg:d="M3700 2200l-1000 800" svg:viewBox="0 0 1001 801">
          <text:p/>
        </draw:connector>
        <draw:connector draw:style-name="gr2" draw:text-style-name="P3" draw:layer="layout" draw:type="line" svg:x1="3.7cm" svg:y1="2.2cm" svg:x2="3.7cm" svg:y2="3cm" draw:start-shape="id9" draw:start-glue-point="2" draw:end-shape="id11" svg:d="M3700 2200v800" svg:viewBox="0 0 1 801">
          <text:p/>
        </draw:connector>
        <draw:connector draw:style-name="gr2" draw:text-style-name="P3" draw:layer="layout" draw:type="line" svg:x1="3.7cm" svg:y1="2.2cm" svg:x2="4.7cm" svg:y2="3cm" draw:start-shape="id9" draw:start-glue-point="2" draw:end-shape="id12" svg:d="M3700 2200l1000 800" svg:viewBox="0 0 1001 801">
          <text:p/>
        </draw:connector>
        <draw:connector draw:style-name="gr2" draw:text-style-name="P3" draw:layer="layout" draw:type="line" svg:x1="3.7cm" svg:y1="2.2cm" svg:x2="5.7cm" svg:y2="3cm" draw:start-shape="id9" draw:start-glue-point="2" draw:end-shape="id13" draw:end-glue-point="0" svg:d="M3700 2200l2000 800" svg:viewBox="0 0 2001 801">
          <text:p/>
        </draw:connector>
        <draw:connector draw:style-name="gr2" draw:text-style-name="P3" draw:layer="layout" draw:type="line" svg:x1="3.7cm" svg:y1="4cm" svg:x2="4cm" svg:y2="4.3cm" draw:start-shape="id11" draw:start-glue-point="2" draw:end-shape="id14" draw:end-glue-point="0" svg:d="M3700 4000l300 300" svg:viewBox="0 0 301 301">
          <text:p/>
        </draw:connector>
        <draw:connector draw:style-name="gr2" draw:text-style-name="P3" draw:layer="layout" draw:type="line" svg:x1="4cm" svg:y1="5.3cm" svg:x2="3.5cm" svg:y2="5.8cm" draw:start-shape="id14" draw:start-glue-point="2" draw:end-shape="id15" draw:end-glue-point="0" svg:d="M4000 5300l-500 500" svg:viewBox="0 0 501 501">
          <text:p/>
        </draw:connector>
        <draw:connector draw:style-name="gr2" draw:text-style-name="P3" draw:layer="layout" draw:type="line" svg:x1="4cm" svg:y1="5.3cm" svg:x2="4.8cm" svg:y2="5.8cm" draw:start-shape="id14" draw:start-glue-point="2" draw:end-shape="id16" svg:d="M4000 5300l800 500" svg:viewBox="0 0 801 501">
          <text:p/>
        </draw:connector>
        <draw:connector draw:style-name="gr2" draw:text-style-name="P3" draw:layer="layout" draw:type="line" svg:x1="5.2cm" svg:y1="6.3cm" svg:x2="5.7cm" svg:y2="6.9cm" draw:start-shape="id16" draw:start-glue-point="1" draw:end-shape="id17" draw:end-glue-point="0" svg:d="M5200 6300l500 600" svg:viewBox="0 0 501 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Linienspitzen_20_1" draw:display-name="Linienspitzen 1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er Scholz</meta:initial-creator>
    <meta:creation-date>2016-05-28T20:37:10.506251874</meta:creation-date>
    <dc:date>2016-05-29T10:21:12.935162045</dc:date>
    <dc:creator>Alexander Scholz</dc:creator>
    <meta:editing-duration>PT47M8S</meta:editing-duration>
    <meta:editing-cycles>8</meta:editing-cycles>
    <meta:generator>LibreOffice/4.4.3.2$Linux_X86_64 LibreOffice_project/40m0$Build-2</meta:generator>
    <meta:document-statistic meta:object-count="124"/>
  </office:meta>
</office:document-meta>
</file>